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511" officeooo:paragraph-rsid="000135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: Peugeot 308</text:p>
      <text:p text:style-name="P1">Clase: coche</text:p>
      <text:p text:style-name="P1">Atributos: Precio, capacidad, emisiones.</text:p>
      <text:p text:style-name="P1">Metodos: Arrancado, repostar, marcha atr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09-25T17:07:53.107000000</dc:date>
    <meta:editing-duration>PT2M41S</meta:editing-duration>
    <meta:editing-cycles>1</meta:editing-cycles>
    <meta:document-statistic meta:table-count="0" meta:image-count="0" meta:object-count="0" meta:page-count="1" meta:paragraph-count="4" meta:word-count="14" meta:character-count="115" meta:non-whitespace-character-count="105"/>
  </office:meta>
</office:document-meta>
</file>